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9" manifest:media-type=""/>
  <manifest:file-entry manifest:full-path="ObjectReplacements/Object 12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2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4dc" officeooo:paragraph-rsid="001214dc"/>
    </style:style>
    <style:style style:name="P2" style:family="paragraph" style:parent-style-name="Standard">
      <style:text-properties fo:font-weight="bold" officeooo:rsid="001214dc" officeooo:paragraph-rsid="001214dc" style:font-weight-asian="bold" style:font-weight-complex="bold"/>
    </style:style>
    <style:style style:name="P3" style:family="paragraph" style:parent-style-name="Standard">
      <style:text-properties officeooo:rsid="00121844" officeooo:paragraph-rsid="00121844"/>
    </style:style>
    <style:style style:name="P4" style:family="paragraph" style:parent-style-name="Standard">
      <style:text-properties officeooo:rsid="00139e3b" officeooo:paragraph-rsid="00139e3b"/>
    </style:style>
    <style:style style:name="P5" style:family="paragraph" style:parent-style-name="Standard">
      <style:text-properties officeooo:paragraph-rsid="00139e3b"/>
    </style:style>
    <style:style style:name="P6" style:family="paragraph" style:parent-style-name="Standard">
      <style:text-properties officeooo:paragraph-rsid="00142a2f"/>
    </style:style>
    <style:style style:name="P7" style:family="paragraph" style:parent-style-name="Standard">
      <style:text-properties officeooo:rsid="00142a2f" officeooo:paragraph-rsid="00142a2f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>
      <style:text-properties style:text-underline-style="solid" style:text-underline-width="auto" style:text-underline-color="font-color" officeooo:rsid="001214dc" officeooo:paragraph-rsid="001214dc"/>
    </style:style>
    <style:style style:name="P10" style:family="paragraph" style:parent-style-name="Standard">
      <style:text-properties style:text-underline-style="solid" style:text-underline-width="auto" style:text-underline-color="font-color" officeooo:rsid="00139e3b" officeooo:paragraph-rsid="00139e3b"/>
    </style:style>
    <style:style style:name="P11" style:family="paragraph" style:parent-style-name="Standard">
      <style:text-properties style:font-name="Liberation Serif" fo:font-weight="normal" officeooo:rsid="00121844" officeooo:paragraph-rsid="00121844" style:font-name-asian="Liberation Serif" style:font-weight-asian="normal" style:font-name-complex="Liberation Serif" style:font-weight-complex="normal"/>
    </style:style>
    <style:style style:name="P12" style:family="paragraph" style:parent-style-name="Standard">
      <style:text-properties style:font-name="Liberation Serif" style:text-underline-style="solid" style:text-underline-width="auto" style:text-underline-color="font-color" fo:font-weight="normal" officeooo:rsid="00121844" officeooo:paragraph-rsid="00121844" style:font-name-asian="Liberation Serif" style:font-weight-asian="normal" style:font-name-complex="Liberation Serif" style:font-weight-complex="normal"/>
    </style:style>
    <style:style style:name="P13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officeooo:rsid="00142a2f" officeooo:paragraph-rsid="00142a2f" style:font-style-asian="normal" style:font-style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officeooo:rsid="001838ee" officeooo:paragraph-rsid="001838ee" style:font-style-asian="normal" style:font-style-complex="normal"/>
    </style:style>
    <style:style style:name="P15" style:family="paragraph" style:parent-style-name="Standard">
      <style:text-properties fo:font-style="normal" style:text-underline-style="solid" style:text-underline-width="auto" style:text-underline-color="font-color" officeooo:rsid="001929d9" officeooo:paragraph-rsid="001929d9" style:font-style-asian="normal" style:font-style-complex="normal"/>
    </style:style>
    <style:style style:name="P16" style:family="paragraph" style:parent-style-name="Standard">
      <style:text-properties fo:font-style="normal" style:text-underline-style="solid" style:text-underline-width="auto" style:text-underline-color="font-color" officeooo:rsid="001b103b" officeooo:paragraph-rsid="001b103b" style:font-style-asian="normal" style:font-style-complex="normal"/>
    </style:style>
    <style:style style:name="P17" style:family="paragraph" style:parent-style-name="Standard">
      <style:text-properties fo:font-style="normal" style:text-underline-style="solid" style:text-underline-width="auto" style:text-underline-color="font-color" officeooo:rsid="001996b9" officeooo:paragraph-rsid="001996b9" style:font-style-asian="normal" style:font-style-complex="normal"/>
    </style:style>
    <style:style style:name="P18" style:family="paragraph" style:parent-style-name="Standard">
      <style:text-properties fo:font-style="normal" officeooo:rsid="00142a2f" officeooo:paragraph-rsid="00142a2f" style:font-style-asian="normal" style:font-style-complex="normal"/>
    </style:style>
    <style:style style:name="P19" style:family="paragraph" style:parent-style-name="Standard">
      <style:text-properties fo:font-style="normal" officeooo:rsid="001838ee" officeooo:paragraph-rsid="001838ee" style:font-style-asian="normal" style:font-style-complex="normal"/>
    </style:style>
    <style:style style:name="P20" style:family="paragraph" style:parent-style-name="Standard">
      <style:text-properties fo:font-style="normal" style:text-underline-style="none" officeooo:rsid="001838ee" officeooo:paragraph-rsid="001838ee" style:font-style-asian="normal" style:font-style-complex="normal"/>
    </style:style>
    <style:style style:name="P21" style:family="paragraph" style:parent-style-name="Standard">
      <style:text-properties fo:font-style="normal" style:text-underline-style="none" officeooo:rsid="001929d9" officeooo:paragraph-rsid="001929d9" style:font-style-asian="normal" style:font-style-complex="normal"/>
    </style:style>
    <style:style style:name="P22" style:family="paragraph" style:parent-style-name="Standard">
      <style:text-properties fo:font-style="normal" style:text-underline-style="none" officeooo:rsid="001996b9" officeooo:paragraph-rsid="001996b9" style:font-style-asian="normal" style:font-style-complex="normal"/>
    </style:style>
    <style:style style:name="P23" style:family="paragraph" style:parent-style-name="Standard">
      <style:text-properties fo:font-style="normal" style:text-underline-style="none" officeooo:rsid="001b103b" officeooo:paragraph-rsid="001b103b" style:font-style-asian="normal" style:font-style-complex="normal"/>
    </style:style>
    <style:style style:name="P24" style:family="paragraph" style:parent-style-name="Standard">
      <style:text-properties fo:font-style="normal" style:text-underline-style="none" officeooo:rsid="001b103b" officeooo:paragraph-rsid="0020e758" style:font-style-asian="normal" style:font-style-complex="normal"/>
    </style:style>
    <style:style style:name="P25" style:family="paragraph" style:parent-style-name="Standard">
      <style:text-properties fo:font-style="normal" style:text-underline-style="none" officeooo:rsid="001b103b" officeooo:paragraph-rsid="00219d98" style:font-style-asian="normal" style:font-style-complex="normal"/>
    </style:style>
    <style:style style:name="P26" style:family="paragraph" style:parent-style-name="Standard">
      <style:text-properties fo:font-style="normal" style:text-underline-style="none" officeooo:rsid="001b7cca" officeooo:paragraph-rsid="001b7cca" style:font-style-asian="normal" style:font-style-complex="normal"/>
    </style:style>
    <style:style style:name="P27" style:family="paragraph" style:parent-style-name="Standard">
      <style:text-properties fo:font-style="normal" style:text-underline-style="none" officeooo:rsid="001d6b1d" officeooo:paragraph-rsid="001d6b1d" style:font-style-asian="normal" style:font-style-complex="normal"/>
    </style:style>
    <style:style style:name="P28" style:family="paragraph" style:parent-style-name="Standard">
      <style:text-properties fo:font-style="normal" style:text-underline-style="none" officeooo:rsid="001ded9c" officeooo:paragraph-rsid="001b103b" style:font-style-asian="normal" style:font-style-complex="normal"/>
    </style:style>
    <style:style style:name="P29" style:family="paragraph" style:parent-style-name="Standard">
      <style:text-properties fo:font-style="normal" style:text-underline-style="none" officeooo:rsid="001ded9c" officeooo:paragraph-rsid="001ded9c" style:font-style-asian="normal" style:font-style-complex="normal"/>
    </style:style>
    <style:style style:name="P30" style:family="paragraph" style:parent-style-name="Standard">
      <style:text-properties fo:font-style="normal" style:text-underline-style="none" officeooo:rsid="001ded9c" officeooo:paragraph-rsid="001fddb5" style:font-style-asian="normal" style:font-style-complex="normal"/>
    </style:style>
    <style:style style:name="P31" style:family="paragraph" style:parent-style-name="Standard">
      <style:text-properties fo:font-style="normal" style:text-underline-style="none" officeooo:rsid="001ded9c" officeooo:paragraph-rsid="00219d98" style:font-style-asian="normal" style:font-style-complex="normal"/>
    </style:style>
    <style:style style:name="P32" style:family="paragraph" style:parent-style-name="Standard">
      <style:text-properties fo:font-style="normal" style:text-underline-style="none" officeooo:rsid="0020a05c" officeooo:paragraph-rsid="001ded9c" style:font-style-asian="normal" style:font-style-complex="normal"/>
    </style:style>
    <style:style style:name="P33" style:family="paragraph" style:parent-style-name="Standard">
      <style:text-properties fo:font-style="normal" style:text-underline-style="none" officeooo:rsid="0020e758" officeooo:paragraph-rsid="0020e758" style:font-style-asian="normal" style:font-style-complex="normal"/>
    </style:style>
    <style:style style:name="P34" style:family="paragraph" style:parent-style-name="Standard">
      <style:text-properties fo:font-style="normal" style:text-underline-style="none" officeooo:rsid="0020e758" officeooo:paragraph-rsid="00219d98" style:font-style-asian="normal" style:font-style-complex="normal"/>
    </style:style>
    <style:style style:name="P35" style:family="paragraph" style:parent-style-name="Standard">
      <style:text-properties fo:font-style="normal" style:text-underline-style="none" officeooo:rsid="00219d98" officeooo:paragraph-rsid="00219d98" style:font-style-asian="normal" style:font-style-complex="normal"/>
    </style:style>
    <style:style style:name="T1" style:family="text">
      <style:text-properties officeooo:rsid="00105f98"/>
    </style:style>
    <style:style style:name="T2" style:family="text">
      <style:text-properties officeooo:rsid="001214dc"/>
    </style:style>
    <style:style style:name="T3" style:family="text">
      <style:text-properties fo:font-weight="normal" officeooo:rsid="001214dc" style:font-weight-asian="normal" style:font-weight-complex="normal"/>
    </style:style>
    <style:style style:name="T4" style:family="text">
      <style:text-properties fo:font-weight="normal" officeooo:rsid="00121844" style:font-weight-asian="normal" style:font-weight-complex="normal"/>
    </style:style>
    <style:style style:name="T5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6" style:family="text">
      <style:text-properties style:font-name="Liberation Serif" fo:font-weight="normal" officeooo:rsid="001214dc" style:font-name-asian="Liberation Serif" style:font-weight-asian="normal" style:font-name-complex="Liberation Serif" style:font-weight-complex="normal"/>
    </style:style>
    <style:style style:name="T7" style:family="text">
      <style:text-properties style:font-name="Liberation Serif" fo:font-weight="normal" officeooo:rsid="00121844" style:font-name-asian="Liberation Serif" style:font-weight-asian="normal" style:font-name-complex="Liberation Serif" style:font-weight-complex="normal"/>
    </style:style>
    <style:style style:name="T8" style:family="text">
      <style:text-properties style:font-name="Liberation Serif" fo:font-weight="normal" officeooo:rsid="00142a2f" style:font-name-asian="Liberation Serif" style:font-weight-asian="normal" style:font-name-complex="Liberation Serif" style:font-weight-complex="normal"/>
    </style:style>
    <style:style style:name="T9" style:family="text">
      <style:text-properties officeooo:rsid="00139e3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39e3b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39e3b" style:font-style-asian="normal" style:font-style-complex="normal"/>
    </style:style>
    <style:style style:name="T14" style:family="text">
      <style:text-properties fo:font-style="normal" officeooo:rsid="00142a2f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142a2f" style:font-style-asian="normal" style:font-weight-asian="bold" style:font-style-complex="normal" style:font-weight-complex="bold"/>
    </style:style>
    <style:style style:name="T17" style:family="text">
      <style:text-properties officeooo:rsid="00142a2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39e3b" style:font-weight-asian="bold" style:font-weight-complex="bold"/>
    </style:style>
    <style:style style:name="T20" style:family="text">
      <style:text-properties officeooo:rsid="001838ee"/>
    </style:style>
    <style:style style:name="T21" style:family="text">
      <style:text-properties officeooo:rsid="001929d9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1996b9"/>
    </style:style>
    <style:style style:name="T24" style:family="text">
      <style:text-properties officeooo:rsid="001996b9"/>
    </style:style>
    <style:style style:name="T25" style:family="text">
      <style:text-properties officeooo:rsid="001b7cca"/>
    </style:style>
    <style:style style:name="T26" style:family="text">
      <style:text-properties style:text-position="super 58%"/>
    </style:style>
    <style:style style:name="T27" style:family="text">
      <style:text-properties officeooo:rsid="001d6b1d"/>
    </style:style>
    <style:style style:name="T28" style:family="text">
      <style:text-properties officeooo:rsid="001d87b5"/>
    </style:style>
    <style:style style:name="T29" style:family="text">
      <style:text-properties officeooo:rsid="0020a05c"/>
    </style:style>
    <style:style style:name="T30" style:family="text">
      <style:text-properties officeooo:rsid="0020e758"/>
    </style:style>
    <style:style style:name="T31" style:family="text">
      <style:text-properties style:text-underline-style="solid" style:text-underline-width="auto" style:text-underline-color="font-color" officeooo:rsid="001b103b"/>
    </style:style>
    <style:style style:name="T32" style:family="text">
      <style:text-properties officeooo:rsid="00219d98"/>
    </style:style>
    <style:style style:name="T33" style:family="text">
      <style:text-properties officeooo:rsid="0021f024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.1.2 (a, b, c, e, h)</text:p>
      <text:p text:style-name="Standard"/>
      <text:p text:style-name="Standard"><text:span text:style-name="T1">a) </text:span><text:span text:style-name="T2">False</text:span></text:p>
      <text:p text:style-name="Standard"/>
      <text:p text:style-name="P1">b) True</text:p>
      <text:p text:style-name="P1"/>
      <text:p text:style-name="P1">c) True</text:p>
      <text:p text:style-name="P1"/>
      <text:p text:style-name="P1">e) False</text:p>
      <text:p text:style-name="P1"/>
      <text:p text:style-name="P1">h) True</text:p>
      <text:p text:style-name="P1"/>
      <text:p text:style-name="P1"/>
      <text:p text:style-name="P9">2.1.5 (a, b)</text:p>
      <text:p text:style-name="P2"/>
      <text:p text:style-name="Standard"><text:span text:style-name="T3">a) </text:span><text:span text:style-name="T4">A = </text:span><text:span text:style-name="T3">{</text:span><text:span text:style-name="T3"><draw:frame draw:style-name="fr2" draw:name="Object2" text:anchor-type="as-char" svg:y="-0.1492in" svg:width="0.3665in" svg:height="0.1854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3">: -</text:span><text:span text:style-name="T4">2 </text:span><text:span text:style-name="T6">≤ </text:span><text:span text:style-name="T7">x </text:span><text:span text:style-name="T6">≤ </text:span><text:span text:style-name="T7">2 }</text:span></text:p>
      <text:p text:style-name="P11">Cardinality: | A | = 5</text:p>
      <text:p text:style-name="P3"><text:span text:style-name="T5"/></text:p>
      <text:p text:style-name="P3"><text:span text:style-name="T5">b) B = </text:span><text:span text:style-name="T6">{</text:span><text:span text:style-name="T6"><draw:frame draw:style-name="fr2" draw:name="Object1" text:anchor-type="as-char" svg:y="-0.1728in" svg:width="0.4484in" svg:height="0.2091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6">: </text:span><text:span text:style-name="T5">x is a positive integer divisible by 3 }</text:span></text:p>
      <text:p text:style-name="P11">Set is Infinite</text:p>
      <text:p text:style-name="P3"><text:span text:style-name="T5"/></text:p>
      <text:p text:style-name="P3"><text:span text:style-name="T5"/></text:p>
      <text:p text:style-name="P12">2.2.2 (b)</text:p>
      <text:p text:style-name="P3"><text:span text:style-name="T5"/></text:p>
      <text:p text:style-name="P3"><text:span text:style-name="T5">b) P(</text:span><text:span text:style-name="T8">B</text:span><text:span text:style-name="T5">) = { </text:span><text:span text:style-name="T5"><draw:frame draw:style-name="fr2" draw:name="Object3" text:anchor-type="as-char" svg:y="-0.1161in" svg:width="0.1465in" svg:height="0.15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, {1}, {2}, {1, 2}}</text:span></text:p>
      <text:p text:style-name="P3"><text:span text:style-name="T5"/></text:p>
      <text:p text:style-name="P3"><text:span text:style-name="T5"/></text:p>
      <text:p text:style-name="P12">2.2.4 (b)</text:p>
      <text:p text:style-name="P3"><text:span text:style-name="T5"/></text:p>
      <text:p text:style-name="P4">b) X = {2} or X = {1, 2} or X = {2, 3} or X = {1, 2, 3}</text:p>
      <text:p text:style-name="P4"/>
      <text:p text:style-name="P4"/>
      <text:p text:style-name="P10">2.2.5 (a, c, d, e)</text:p>
      <text:p text:style-name="P4"/>
      <text:p text:style-name="P4">a) <text:span text:style-name="T18">True.</text:span> Empty set is an element of any power set.</text:p>
      <text:p text:style-name="P4"/>
      <text:p text:style-name="P6"><text:span text:style-name="T9">c) </text:span><text:span text:style-name="T19">Not enough info.</text:span><text:span text:style-name="T9"> We don’t know if P(X) </text:span><text:span text:style-name="T17">only contains </text:span>∅, <text:span text:style-name="T17">or </text:span>∅ <text:span text:style-name="T17">with additional sets.</text:span> <text:span text:style-name="T17">We know </text:span>∅ <text:span text:style-name="T17">is a </text:span><text:span text:style-name="T9">subset </text:span><text:span text:style-name="T17">of any power set</text:span><text:span text:style-name="T9"> but </text:span><text:span text:style-name="T17">in this case we don’t yet know if it’s a</text:span><text:span text:style-name="T13"> </text:span><text:span text:style-name="T11">proper</text:span><text:span text:style-name="T13"> subset.</text:span></text:p>
      <text:p text:style-name="P5"><text:span text:style-name="T13"/></text:p>
      <text:p text:style-name="P5"><text:span text:style-name="T13">d) </text:span><text:span text:style-name="T16">Not enough info.</text:span><text:span text:style-name="T14"> We don’t know if P(X) has an element {∅} (a set with the empty set in it which is not the same as just ∅).</text:span></text:p>
      <text:p text:style-name="P5"><text:span text:style-name="T14"/></text:p>
      <text:p text:style-name="P7"><text:span text:style-name="T12">e) </text:span><text:span text:style-name="T15">False.</text:span><text:span text:style-name="T12"> Even though we don’t know the exact size of X, we know that the Cardinality of power sets must be a power of 2. 17 is </text:span><text:span text:style-name="T10">not </text:span><text:span text:style-name="T12">a power of 2.</text:span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13">2.3.1 (d, e, g)</text:p>
      <text:p text:style-name="P7"><text:span text:style-name="T12"/></text:p>
      <text:p text:style-name="P18">d) <text:span text:style-name="T20">{-5, -3, 0, 1, 4, 17}</text:span></text:p>
      <text:p text:style-name="P18"/>
      <text:p text:style-name="P19">e) {1}</text:p>
      <text:p text:style-name="P19"/>
      <text:p text:style-name="P19">g) {-5, -3, 1, 17}</text:p>
      <text:p text:style-name="P19"/>
      <text:p text:style-name="P19"/>
      <text:p text:style-name="P14">2.3.4</text:p>
      <text:p text:style-name="P14"/>
      <text:p text:style-name="P20">a) {<text:span text:style-name="T17">∅, </text:span>{b} }</text:p>
      <text:p text:style-name="P20"/>
      <text:p text:style-name="P20">b) {<text:span text:style-name="T17">∅, </text:span>{a}, {b}, {c}, {a, b}, {a, c}, {b, c}, {a, b, c} }</text:p>
      <text:p text:style-name="P20"/>
      <text:p text:style-name="P20">c) {<text:span text:style-name="T17">∅, </text:span><text:span text:style-name="T21">{b} }</text:span></text:p>
      <text:p text:style-name="P20"/>
      <text:p text:style-name="P21">d) <text:span text:style-name="T20">{</text:span><text:span text:style-name="T17">∅, </text:span><text:span text:style-name="T20">{a}, {b}, {c}, {a, b}, {</text:span>b, c}<text:span text:style-name="T20"> }</text:span></text:p>
      <text:p text:style-name="P21"/>
      <text:p text:style-name="P21"/>
      <text:p text:style-name="P15">2.4.2 (a, b)</text:p>
      <text:p text:style-name="P15"><text:span text:style-name="T22"/></text:p>
      <text:p text:style-name="P15"><text:span text:style-name="T22">a) {1, 5, 6, 7}</text:span></text:p>
      <text:p text:style-name="P15"><text:span text:style-name="T22"/></text:p>
      <text:p text:style-name="P15"><text:span text:style-name="T22">b) </text:span><text:span text:style-name="T22"><draw:frame draw:style-name="fr1" draw:name="Object4" text:anchor-type="as-char" svg:y="-0.1492in" svg:width="0.6484in" svg:height="0.1854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2"><text:s/>contain elements </text:span><text:span text:style-name="T23">which occur only once in any of the three sets and that occur in all three sets.</text:span></text:p>
      <text:p text:style-name="P15"><text:span text:style-name="T23"/></text:p>
      <text:p text:style-name="P15"><text:span text:style-name="T23"/></text:p>
      <text:p text:style-name="P15"><text:span text:style-name="T24">2.4.5</text:span></text:p>
      <text:p text:style-name="P21"/>
      <text:p text:style-name="P22">a) A</text:p>
      <text:p text:style-name="P22"/>
      <text:p text:style-name="P22">b) <text:span text:style-name="T17">∅</text:span></text:p>
      <text:p text:style-name="P22"/>
      <text:p text:style-name="P22">c) Not enough information given.</text:p>
      <text:p text:style-name="P22"/>
      <text:p text:style-name="P22">d) A</text:p>
      <text:p text:style-name="P22"/>
      <text:p text:style-name="P22">e) Not enough information given.</text:p>
      <text:p text:style-name="P22"/>
      <text:p text:style-name="P22"/>
      <text:p text:style-name="P17">2.5.2 (b, f)</text:p>
      <text:p text:style-name="P22"/>
      <text:p text:style-name="P23">b) <text:span text:style-name="T28">(</text:span><text:span text:style-name="T28"><draw:frame draw:style-name="fr1" draw:name="Object8" text:anchor-type="as-char" svg:y="-0.1492in" svg:width="0.3846in" svg:height="0.1854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8">) </text:span><text:span text:style-name="T28"><draw:frame draw:style-name="fr1" draw:name="Object10" text:anchor-type="as-char" svg:y="-0.1492in" svg:width="0.2744in" svg:height="0.1854in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28"><text:s/>(</text:span><text:span text:style-name="T28"><draw:frame draw:style-name="fr1" draw:name="Object11" text:anchor-type="as-char" svg:y="-0.1492in" svg:width="0.3846in" svg:height="0.1854in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28">) = A</text:span></text:p>
      <text:p text:style-name="P28"/>
      <text:p text:style-name="P29"><text:span text:style-name="T29">Commutative</text:span> Law <text:span text:style-name="T29">(x2)</text:span></text:p>
      <text:p text:style-name="P31">(A∪<text:span text:style-name="T29">B</text:span>) ∩ <text:span text:style-name="T29">(A</text:span>∪<draw:frame draw:style-name="fr1" draw:name="Object9" text:anchor-type="as-char" svg:y="-0.1492in" svg:width="0.1146in" svg:height="0.1854in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29">)</text:span></text:p>
      <text:p text:style-name="P29"/>
      <text:p text:style-name="P32"/>
      <text:p text:style-name="P33"><text:soft-page-break/>Distributive Law</text:p>
      <text:p text:style-name="P33">A∪(B∩<draw:frame draw:style-name="fr1" draw:name="Object12" text:anchor-type="as-char" svg:y="-0.1492in" svg:width="0.1146in" svg:height="0.1854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)</text:p>
      <text:p text:style-name="P33"/>
      <text:p text:style-name="P33">Complement Law</text:p>
      <text:p text:style-name="P33">A ∪<text:span text:style-name="T17">∅</text:span></text:p>
      <text:p text:style-name="P33"/>
      <text:p text:style-name="P33">Identity Law and <text:span text:style-name="T18">Final Answer</text:span></text:p>
      <text:p text:style-name="P33">A</text:p>
      <text:p text:style-name="P30"/>
      <text:p text:style-name="P24">f) <text:span text:style-name="T30">A∩(B∩</text:span><text:span text:style-name="T30"><draw:frame draw:style-name="fr1" draw:name="Object13" text:anchor-type="as-char" svg:y="-0.1492in" svg:width="0.1146in" svg:height="0.185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0">) = </text:span><text:span text:style-name="T17">∅</text:span></text:p>
      <text:p text:style-name="P24"/>
      <text:p text:style-name="P33">Complement Law</text:p>
      <text:p text:style-name="P34">A∩<text:span text:style-name="T17">∅</text:span></text:p>
      <text:p text:style-name="P33"/>
      <text:p text:style-name="P33"><text:span text:style-name="T32">Domination</text:span> Law and <text:span text:style-name="T18">Final Answer</text:span></text:p>
      <text:p text:style-name="P25"><text:span text:style-name="T17">∅</text:span></text:p>
      <text:p text:style-name="P33"><text:span text:style-name="T31"/></text:p>
      <text:p text:style-name="P33"><text:span text:style-name="T31"/></text:p>
      <text:p text:style-name="P33"><text:span text:style-name="T31">2.5.4 (a)</text:span></text:p>
      <text:p text:style-name="P23"/>
      <text:p text:style-name="P25">a) <text:span text:style-name="T30">A – (B ∩ A) = A – B</text:span></text:p>
      <text:p text:style-name="P24"/>
      <text:p text:style-name="P33">Subtraction Law</text:p>
      <text:p text:style-name="P34">A ∩ (<draw:frame draw:style-name="fr1" draw:name="Object14" text:anchor-type="as-char" svg:y="-0.1492in" svg:width="0.5646in" svg:height="0.1854in" draw:z-index="12"><draw:object xlink:href="./Object 14" xlink:type="simple" xlink:show="embed" xlink:actuate="onLoad"/><draw:image xlink:href="./ObjectReplacements/Object 14" xlink:type="simple" xlink:show="embed" xlink:actuate="onLoad"/></draw:frame>)</text:p>
      <text:p text:style-name="P33"/>
      <text:p text:style-name="P33">De Morgan’s Law</text:p>
      <text:p text:style-name="P34">A ∩ <text:span text:style-name="T32">(</text:span><draw:frame draw:style-name="fr1" draw:name="Object15" text:anchor-type="as-char" svg:y="-0.1492in" svg:width="0.1146in" svg:height="0.1854in" draw:z-index="13"><draw:object xlink:href="./Object 15" xlink:type="simple" xlink:show="embed" xlink:actuate="onLoad"/><draw:image xlink:href="./ObjectReplacements/Object 15" xlink:type="simple" xlink:show="embed" xlink:actuate="onLoad"/></draw:frame> ∪ <draw:frame draw:style-name="fr1" draw:name="Object16" text:anchor-type="as-char" svg:y="-0.1492in" svg:width="0.1299in" svg:height="0.1854in" draw:z-index="14"><draw:object xlink:href="./Object 16" xlink:type="simple" xlink:show="embed" xlink:actuate="onLoad"/><draw:image xlink:href="./ObjectReplacements/Object 16" xlink:type="simple" xlink:show="embed" xlink:actuate="onLoad"/></draw:frame><text:span text:style-name="T32">)</text:span></text:p>
      <text:p text:style-name="P33"/>
      <text:p text:style-name="P35">Commutative Law</text:p>
      <text:p text:style-name="P34">A ∩ <text:span text:style-name="T32">(</text:span><draw:frame draw:style-name="fr1" draw:name="Object18" text:anchor-type="as-char" svg:y="-0.1492in" svg:width="0.1299in" svg:height="0.1854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 ∪ <draw:frame draw:style-name="fr1" draw:name="Object17" text:anchor-type="as-char" svg:y="-0.1492in" svg:width="0.1146in" svg:height="0.1854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32">)</text:span></text:p>
      <text:p text:style-name="P34"/>
      <text:p text:style-name="P35">Distribut<text:span text:style-name="T33">ive</text:span> Law</text:p>
      <text:p text:style-name="P35">(A<text:span text:style-name="T30">∩</text:span> <text:span text:style-name="T30"><draw:frame draw:style-name="fr1" draw:name="Object19" text:anchor-type="as-char" svg:y="-0.1492in" svg:width="0.1299in" svg:height="0.1854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0"><text:s/></text:span>) <text:span text:style-name="T30">∪</text:span> (A <text:span text:style-name="T30">∩</text:span> <draw:frame draw:style-name="fr1" draw:name="Object20" text:anchor-type="as-char" svg:y="-0.1492in" svg:width="0.1146in" svg:height="0.1854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)</text:p>
      <text:p text:style-name="P35"/>
      <text:p text:style-name="P35">Complement Law</text:p>
      <text:p text:style-name="P25"><text:span text:style-name="T17">∅</text:span><text:span text:style-name="T30">∪</text:span><text:span text:style-name="T32"> (A </text:span><text:span text:style-name="T30">∩</text:span><text:span text:style-name="T32"> </text:span><text:span text:style-name="T32"><draw:frame draw:style-name="fr1" draw:name="Object21" text:anchor-type="as-char" svg:y="-0.1492in" svg:width="0.1146in" svg:height="0.1854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2">)</text:span></text:p>
      <text:p text:style-name="P25"/>
      <text:p text:style-name="P35">Identity Law</text:p>
      <text:p text:style-name="P25"><text:span text:style-name="T32">(A </text:span><text:span text:style-name="T30">∩</text:span><text:span text:style-name="T32"> </text:span><text:span text:style-name="T32"><draw:frame draw:style-name="fr1" draw:name="Object22" text:anchor-type="as-char" svg:y="-0.1492in" svg:width="0.1146in" svg:height="0.1854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2">)</text:span></text:p>
      <text:p text:style-name="P25"/>
      <text:p text:style-name="P35">Subtraction Law and <text:span text:style-name="T18">Final Answer</text:span></text:p>
      <text:p text:style-name="P35">A - B</text:p>
      <text:p text:style-name="P23"/>
      <text:p text:style-name="P23"/>
      <text:p text:style-name="P16">2.6.3 (a, c, e)</text:p>
      <text:p text:style-name="P23"/>
      <text:p text:style-name="P23">a) <text:span text:style-name="T27">False</text:span></text:p>
      <text:p text:style-name="P23"/>
      <text:p text:style-name="P23">c) <text:span text:style-name="T28">True</text:span></text:p>
      <text:p text:style-name="P23"><text:soft-page-break/></text:p>
      <text:p text:style-name="P23">e) <text:span text:style-name="T27">True</text:span></text:p>
      <text:p text:style-name="P23"/>
      <text:p text:style-name="P23"/>
      <text:p text:style-name="P16">2.6.4</text:p>
      <text:p text:style-name="P23"/>
      <text:p text:style-name="P23">a) {++, --, +-, -+}</text:p>
      <text:p text:style-name="P23"/>
      <text:p text:style-name="P23">b) <text:span text:style-name="T25">{000, 001, 010, 100, 011, 101, 110, 111}</text:span></text:p>
      <text:p text:style-name="P23"/>
      <text:p text:style-name="P23"/>
      <text:p text:style-name="P16">2.6.5</text:p>
      <text:p text:style-name="P23"/>
      <text:p text:style-name="P26">a) 2<text:span text:style-name="T26">7</text:span> = 128</text:p>
      <text:p text:style-name="P26"/>
      <text:p text:style-name="P26">b) 4<text:span text:style-name="T26">3</text:span> = 64</text:p>
      <text:p text:style-name="P26"/>
      <text:p text:style-name="P23"/>
      <text:p text:style-name="P16">2.7.3</text:p>
      <text:p text:style-name="P23"/>
      <text:p text:style-name="P26">a) <text:span text:style-name="T18">No</text:span>. <text:span text:style-name="T27">Sets </text:span>A, B, and C do not from a partition of <text:span text:style-name="T27">the set </text:span><text:span text:style-name="T27"><draw:frame draw:style-name="fr1" draw:name="Object5" text:anchor-type="as-char" svg:y="-0.1161in" svg:width="0.1299in" svg:height="0.152in" draw:z-index="4"><draw:object xlink:href="./Object 5" xlink:type="simple" xlink:show="embed" xlink:actuate="onLoad"/><draw:image xlink:href="./ObjectReplacements/Object 5" xlink:type="simple" xlink:show="embed" xlink:actuate="onLoad"/></draw:frame></text:span><text:s/>because they don’t include -2 and 2, both of which are real numbers. <text:span text:style-name="T27">Not covering the entire set of all real numbers disqualifies A, B, and C from being considered a partition of </text:span><text:span text:style-name="T27"><draw:frame draw:style-name="fr1" draw:name="Object6" text:anchor-type="as-char" svg:y="-0.1161in" svg:width="0.1299in" svg:height="0.15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7">.</text:span></text:p>
      <text:p text:style-name="P26"/>
      <text:p text:style-name="P27">b) <text:span text:style-name="T18">Yes</text:span>.</text:p>
      <text:p text:style-name="P27"/>
      <text:p text:style-name="P27">c) <text:span text:style-name="T18">No</text:span>. Sets D and E intersect at element -2 which means these sets are <text:span text:style-name="T10">not </text:span>pairwise disjoint, disqualifying it from being a partition of <draw:frame draw:style-name="fr1" draw:name="Object7" text:anchor-type="as-char" svg:y="-0.1161in" svg:width="0.1299in" svg:height="0.15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20:34:38.417143469</meta:creation-date>
    <dc:date>2024-09-12T20:45:01.223237873</dc:date>
    <meta:editing-duration>PT2M50S</meta:editing-duration>
    <meta:editing-cycles>3</meta:editing-cycles>
    <meta:generator>LibreOffice/24.2.5.2$Linux_X86_64 LibreOffice_project/bffef4ea93e59bebbeaf7f431bb02b1a39ee8a59</meta:generator>
    <meta:document-statistic meta:table-count="0" meta:image-count="0" meta:object-count="22" meta:page-count="4" meta:paragraph-count="83" meta:word-count="509" meta:character-count="2120" meta:non-whitespace-character-count="1689"/>
  </office:meta>
</office:document-meta>
</file>

<file path=Object 1/content.xml><?xml version="1.0" encoding="utf-8"?>
<math xmlns="http://www.w3.org/1998/Math/MathML" display="block">
  <semantics>
    <mrow>
      <mrow>
        <mi>x</mi>
        <mo stretchy="false">∈</mo>
        <mi mathvariant="normal">ℤ</mi>
      </mrow>
      <msup>
        <mrow/>
        <mrow>
          <mo stretchy="false">+</mo>
          <mrow/>
        </mrow>
      </msup>
    </mrow>
    <annotation encoding="StarMath 5.0">{ { x in setZ } { } ^ + { } }</annotation>
  </semantics>
</math>
</file>

<file path=Object 10/content.xml><?xml version="1.0" encoding="utf-8"?>
<math xmlns="http://www.w3.org/1998/Math/MathML" display="block">
  <semantics>
    <mrow>
      <mrow>
        <mspace width="2em"/>
        <mo stretchy="false">∩</mo>
        <mspace width="2em"/>
      </mrow>
    </mrow>
    <annotation encoding="StarMath 5.0">{ ~ intersection ~ }</annotation>
  </semantics>
</math>
</file>

<file path=Object 11/content.xml><?xml version="1.0" encoding="utf-8"?>
<math xmlns="http://www.w3.org/1998/Math/MathML" display="block">
  <semantics>
    <mrow>
      <mrow>
        <mover accent="true">
          <mrow>
            <mi>B</mi>
          </mrow>
          <mo>¯</mo>
        </mover>
        <mo stretchy="false">∪</mo>
        <mi>A</mi>
      </mrow>
    </mrow>
    <annotation encoding="StarMath 5.0">{ overline B union A }</annotation>
  </semantics>
</math>
</file>

<file path=Object 12/content.xml><?xml version="1.0" encoding="utf-8"?>
<math xmlns="http://www.w3.org/1998/Math/MathML" display="block">
  <semantics>
    <mrow>
      <mover accent="true">
        <mrow>
          <mi>B</mi>
        </mrow>
        <mo>¯</mo>
      </mover>
    </mrow>
    <annotation encoding="StarMath 5.0">overline B</annotation>
  </semantics>
</math>
</file>

<file path=Object 13/content.xml><?xml version="1.0" encoding="utf-8"?>
<math xmlns="http://www.w3.org/1998/Math/MathML" display="block">
  <semantics>
    <mrow>
      <mover accent="true">
        <mrow>
          <mi>B</mi>
        </mrow>
        <mo>¯</mo>
      </mover>
    </mrow>
    <annotation encoding="StarMath 5.0">overline B</annotation>
  </semantics>
</math>
</file>

<file path=Object 14/content.xml><?xml version="1.0" encoding="utf-8"?>
<math xmlns="http://www.w3.org/1998/Math/MathML" display="block">
  <semantics>
    <mrow>
      <mover accent="true">
        <mrow>
          <mi>B</mi>
          <mspace width="2em"/>
          <mi>∩</mi>
          <mspace width="2em"/>
          <mi>A</mi>
        </mrow>
        <mo>¯</mo>
      </mover>
    </mrow>
    <annotation encoding="StarMath 5.0">overline { B ~ ∩ ~ A }</annotation>
  </semantics>
</math>
</file>

<file path=Object 15/content.xml><?xml version="1.0" encoding="utf-8"?>
<math xmlns="http://www.w3.org/1998/Math/MathML" display="block">
  <semantics>
    <mrow>
      <mover accent="true">
        <mrow>
          <mi>B</mi>
        </mrow>
        <mo>¯</mo>
      </mover>
    </mrow>
    <annotation encoding="StarMath 5.0">overline B</annotation>
  </semantics>
</math>
</file>

<file path=Object 16/content.xml><?xml version="1.0" encoding="utf-8"?>
<math xmlns="http://www.w3.org/1998/Math/MathML" display="block">
  <semantics>
    <mrow>
      <mover accent="true">
        <mrow>
          <mi>A</mi>
        </mrow>
        <mo>¯</mo>
      </mover>
    </mrow>
    <annotation encoding="StarMath 5.0">overline A</annotation>
  </semantics>
</math>
</file>

<file path=Object 17/content.xml><?xml version="1.0" encoding="utf-8"?>
<math xmlns="http://www.w3.org/1998/Math/MathML" display="block">
  <semantics>
    <mrow>
      <mover accent="true">
        <mrow>
          <mi>B</mi>
        </mrow>
        <mo>¯</mo>
      </mover>
    </mrow>
    <annotation encoding="StarMath 5.0">overline B</annotation>
  </semantics>
</math>
</file>

<file path=Object 18/content.xml><?xml version="1.0" encoding="utf-8"?>
<math xmlns="http://www.w3.org/1998/Math/MathML" display="block">
  <semantics>
    <mrow>
      <mover accent="true">
        <mrow>
          <mi>A</mi>
        </mrow>
        <mo>¯</mo>
      </mover>
    </mrow>
    <annotation encoding="StarMath 5.0">overline A</annotation>
  </semantics>
</math>
</file>

<file path=Object 19/content.xml><?xml version="1.0" encoding="utf-8"?>
<math xmlns="http://www.w3.org/1998/Math/MathML" display="block">
  <semantics>
    <mrow>
      <mover accent="true">
        <mrow>
          <mi>A</mi>
        </mrow>
        <mo>¯</mo>
      </mover>
    </mrow>
    <annotation encoding="StarMath 5.0">overline A</annotation>
  </semantics>
</math>
</file>

<file path=Object 2/content.xml><?xml version="1.0" encoding="utf-8"?>
<math xmlns="http://www.w3.org/1998/Math/MathML" display="block">
  <semantics>
    <mrow>
      <mrow>
        <mi>x</mi>
        <mo stretchy="false">∈</mo>
        <mi mathvariant="normal">ℤ</mi>
      </mrow>
    </mrow>
    <annotation encoding="StarMath 5.0">{ x in setZ }</annotation>
  </semantics>
</math>
</file>

<file path=Object 20/content.xml><?xml version="1.0" encoding="utf-8"?>
<math xmlns="http://www.w3.org/1998/Math/MathML" display="block">
  <semantics>
    <mrow>
      <mover accent="true">
        <mrow>
          <mi>B</mi>
        </mrow>
        <mo>¯</mo>
      </mover>
    </mrow>
    <annotation encoding="StarMath 5.0">overline B</annotation>
  </semantics>
</math>
</file>

<file path=Object 21/content.xml><?xml version="1.0" encoding="utf-8"?>
<math xmlns="http://www.w3.org/1998/Math/MathML" display="block">
  <semantics>
    <mrow>
      <mover accent="true">
        <mrow>
          <mi>B</mi>
        </mrow>
        <mo>¯</mo>
      </mover>
    </mrow>
    <annotation encoding="StarMath 5.0">overline B</annotation>
  </semantics>
</math>
</file>

<file path=Object 22/content.xml><?xml version="1.0" encoding="utf-8"?>
<math xmlns="http://www.w3.org/1998/Math/MathML" display="block">
  <semantics>
    <mrow>
      <mover accent="true">
        <mrow>
          <mi>B</mi>
        </mrow>
        <mo>¯</mo>
      </mover>
    </mrow>
    <annotation encoding="StarMath 5.0">overline B</annotation>
  </semantics>
</math>
</file>

<file path=Object 3/content.xml><?xml version="1.0" encoding="utf-8"?>
<math xmlns="http://www.w3.org/1998/Math/MathML" display="block">
  <semantics>
    <mrow>
      <mi mathvariant="normal">∅</mi>
    </mrow>
    <annotation encoding="StarMath 5.0">emptyset</annotation>
  </semantics>
</math>
</file>

<file path=Object 4/content.xml><?xml version="1.0" encoding="utf-8"?>
<math xmlns="http://www.w3.org/1998/Math/MathML" display="block">
  <semantics>
    <mrow>
      <mrow>
        <mi>A</mi>
        <mo stretchy="false">⊕</mo>
        <mi>B</mi>
        <mo stretchy="false">⊕</mo>
        <mi>C</mi>
      </mrow>
    </mrow>
    <annotation encoding="StarMath 5.0">{ { A oplus B } oplus C }</annotation>
  </semantics>
</math>
</file>

<file path=Object 5/content.xml><?xml version="1.0" encoding="utf-8"?>
<math xmlns="http://www.w3.org/1998/Math/MathML" display="block">
  <semantics>
    <mrow>
      <mi mathvariant="normal">ℝ</mi>
    </mrow>
    <annotation encoding="StarMath 5.0">setR</annotation>
  </semantics>
</math>
</file>

<file path=Object 6/content.xml><?xml version="1.0" encoding="utf-8"?>
<math xmlns="http://www.w3.org/1998/Math/MathML" display="block">
  <semantics>
    <mi mathvariant="normal">ℝ</mi>
    <annotation encoding="StarMath 5.0">setR</annotation>
  </semantics>
</math>
</file>

<file path=Object 7/content.xml><?xml version="1.0" encoding="utf-8"?>
<math xmlns="http://www.w3.org/1998/Math/MathML" display="block">
  <semantics>
    <mi mathvariant="normal">ℝ</mi>
    <annotation encoding="StarMath 5.0">setR</annotation>
  </semantics>
</math>
</file>

<file path=Object 8/content.xml><?xml version="1.0" encoding="utf-8"?>
<math xmlns="http://www.w3.org/1998/Math/MathML" display="block">
  <semantics>
    <mrow>
      <mi>B</mi>
      <mo stretchy="false">∪</mo>
      <mi>A</mi>
    </mrow>
    <annotation encoding="StarMath 5.0">{ B union A }</annotation>
  </semantics>
</math>
</file>

<file path=Object 9/content.xml><?xml version="1.0" encoding="utf-8"?>
<math xmlns="http://www.w3.org/1998/Math/MathML" display="block">
  <semantics>
    <mrow>
      <mover accent="true">
        <mrow>
          <mi>B</mi>
        </mrow>
        <mo>¯</mo>
      </mover>
    </mrow>
    <annotation encoding="StarMath 5.0">overline B</annotation>
  </semantics>
</math>
</file>